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000000" loext:opacity="100%" fo:font-size="16pt" fo:font-weight="bold" officeooo:rsid="0012ca24" officeooo:paragraph-rsid="0012ca24" style:font-size-asian="14pt" style:font-weight-asian="bold" style:font-size-complex="16pt" style:font-weight-complex="bold"/>
    </style:style>
    <style:style style:name="P2" style:family="paragraph" style:parent-style-name="Standard">
      <style:paragraph-properties fo:text-align="start" style:justify-single-word="false"/>
      <style:text-properties fo:color="#000000" loext:opacity="100%" fo:font-size="16pt" fo:font-weight="normal" officeooo:rsid="0012ca24" officeooo:paragraph-rsid="0012ca24" style:font-size-asian="14pt" style:font-weight-asian="normal" style:font-size-complex="16pt" style:font-weight-complex="normal"/>
    </style:style>
    <style:style style:name="P3" style:family="paragraph" style:parent-style-name="Standard">
      <style:paragraph-properties fo:text-align="center" style:justify-single-word="false"/>
      <style:text-properties fo:color="#000000" loext:opacity="100%" fo:font-size="16pt" style:text-underline-style="solid" style:text-underline-width="auto" style:text-underline-color="font-color" fo:font-weight="normal" officeooo:rsid="0012ca24" officeooo:paragraph-rsid="0012ca24" style:font-size-asian="14pt" style:font-weight-asian="normal" style:font-size-complex="16pt" style:font-weight-complex="normal"/>
    </style:style>
    <style:style style:name="P4" style:family="paragraph" style:parent-style-name="Standard">
      <style:paragraph-properties fo:text-align="start" style:justify-single-word="false"/>
      <style:text-properties fo:color="#000000" loext:opacity="100%" fo:font-size="16pt" style:text-underline-style="none" fo:font-weight="normal" officeooo:rsid="0012ca24" officeooo:paragraph-rsid="0012ca24"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color="#000000" loext:opacity="100%" fo:font-size="16pt" style:text-underline-style="none" fo:font-weight="normal" officeooo:rsid="00141e87" officeooo:paragraph-rsid="00141e87"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color="#000000" loext:opacity="100%" fo:font-size="16pt" style:text-underline-style="none" fo:font-weight="normal" officeooo:rsid="0015e674" officeooo:paragraph-rsid="0015e674"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color="#000000" loext:opacity="100%" fo:font-size="16pt" style:text-underline-style="none" fo:font-weight="normal" officeooo:rsid="0015fb4b" officeooo:paragraph-rsid="0015fb4b" style:font-size-asian="14pt" style:font-weight-asian="normal" style:font-size-complex="16pt" style:font-weight-complex="normal"/>
    </style:style>
    <style:style style:name="P8" style:family="paragraph" style:parent-style-name="Standard">
      <style:paragraph-properties fo:text-align="start" style:justify-single-word="false"/>
      <style:text-properties fo:color="#000000" loext:opacity="100%" fo:font-size="16pt" style:text-underline-style="none" fo:font-weight="normal" officeooo:rsid="00182cf9" officeooo:paragraph-rsid="00182cf9"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color="#000000" loext:opacity="100%" fo:font-size="16pt" style:text-underline-style="none" fo:font-weight="normal" officeooo:rsid="0018f66b" officeooo:paragraph-rsid="0018f66b"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color="#000000" loext:opacity="100%" fo:font-size="16pt" style:text-underline-style="none" fo:font-weight="normal" officeooo:rsid="001a3b64" officeooo:paragraph-rsid="001a3b64"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color="#000000" loext:opacity="100%" fo:font-size="16pt" style:text-underline-style="none" fo:font-weight="normal" officeooo:rsid="001e4acb" officeooo:paragraph-rsid="001e4acb"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fo:color="#000000" loext:opacity="100%" fo:font-size="16pt" style:text-underline-style="none" fo:font-weight="normal" officeooo:rsid="001e4acb" officeooo:paragraph-rsid="00264cf0"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fo:color="#000000" loext:opacity="100%" fo:font-size="16pt" style:text-underline-style="none" fo:font-weight="normal" officeooo:rsid="00242914" officeooo:paragraph-rsid="00242914" style:font-size-asian="14pt" style:font-weight-asian="normal" style:font-size-complex="16pt" style:font-weight-complex="normal"/>
    </style:style>
    <style:style style:name="T1" style:family="text">
      <style:text-properties officeooo:rsid="00141e87"/>
    </style:style>
    <style:style style:name="T2" style:family="text">
      <style:text-properties officeooo:rsid="0015e674"/>
    </style:style>
    <style:style style:name="T3" style:family="text">
      <style:text-properties officeooo:rsid="0015fb4b"/>
    </style:style>
    <style:style style:name="T4" style:family="text">
      <style:text-properties officeooo:rsid="00182cf9"/>
    </style:style>
    <style:style style:name="T5" style:family="text">
      <style:text-properties officeooo:rsid="001a7195"/>
    </style:style>
    <style:style style:name="T6" style:family="text">
      <style:text-properties officeooo:rsid="001b5d7a"/>
    </style:style>
    <style:style style:name="T7" style:family="text">
      <style:text-properties officeooo:rsid="001bcf99"/>
    </style:style>
    <style:style style:name="T8" style:family="text">
      <style:text-properties officeooo:rsid="001e4acb"/>
    </style:style>
    <style:style style:name="T9" style:family="text">
      <style:text-properties officeooo:rsid="00234343"/>
    </style:style>
    <style:style style:name="T10" style:family="text">
      <style:text-properties officeooo:rsid="00242914"/>
    </style:style>
    <style:style style:name="T11" style:family="text">
      <style:text-properties officeooo:rsid="00266d77"/>
    </style:style>
    <style:style style:name="T12" style:family="text">
      <style:text-properties officeooo:rsid="0026d196"/>
    </style:style>
    <style:style style:name="T13" style:family="text">
      <style:text-properties officeooo:rsid="002f01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jeu du mange-boule</text:p>
      <text:p text:style-name="P2"/>
      <text:p text:style-name="P3">Quelques idées d'un jeu expérimental à concevoir en Python avec Tkinter</text:p>
      <text:p text:style-name="P3"/>
      <text:p text:style-name="P4"/>
      <text:p text:style-name="P4">Le joueur contrôle un Pac-Man dont le but est de manger des sortes de boules dispersées sur le plateau de jeu<text:span text:style-name="T3"> *</text:span>. Il y a 4 boules à manger au départ sur le plateau. Lorsque la dernière boule est mangée, il y a 25 % de chances qu'une nouvelle et dernière boule <text:span text:style-name="T5">appara</text:span><text:span text:style-name="T13">i</text:span><text:span text:style-name="T5">s</text:span><text:span text:style-name="T13">s</text:span><text:span text:style-name="T5">e</text:span>. Le <text:span text:style-name="T1">joueur dispose de 3 minutes pour manger toutes les boules. Si le temps est écoulé, une fenêtre affichant "Temps écoulé</text:span><text:span text:style-name="T6"> !"</text:span><text:span text:style-name="T1"> apparaît <text:s/>et le joueur doit </text:span><text:span text:style-name="T7">fermer la fenêtre </text:span><text:span text:style-name="T1"><text:s text:c="2"/>ou recommencer une partie. Le temps peut être augmenté (2x1 minute maximum) ou être réduit. </text:span></text:p>
      <text:p text:style-name="P4"/>
      <text:p text:style-name="P7">* Une boule est mangée lorsque le personnage s'arrête sur celle-cit. Elle disparaîtra alors du plateau.</text:p>
      <text:p text:style-name="P7"/>
      <text:p text:style-name="P5">Le jeu fera appel à <text:span text:style-name="T10">6</text:span> classes :</text:p>
      <text:p text:style-name="P5"/>
      <text:p text:style-name="P5">Une classe MenuBar<text:span text:style-name="T2"> qui construira une barre de menus. Celle-cit contiendra :</text:span></text:p>
      <text:p text:style-name="P5"/>
      <text:p text:style-name="P6">Un sous-menu "Fichier" qui contiendra :</text:p>
      <text:p text:style-name="P7">- Un bouton "nouvelle fenêtre" qui créera une nouvelle instance du jeu.</text:p>
      <text:p text:style-name="P7">- Un bouton "Quitter le jeu" pour retourner au Bureau du système.</text:p>
      <text:p text:style-name="P7"/>
      <text:p text:style-name="P7">Un sous-menu "Commandes" qui contiendra :</text:p>
      <text:p text:style-name="P7">-Un bouton pour changer l'orientation du personnage.<text:span text:style-name="T8"> *</text:span></text:p>
      <text:p text:style-name="P7">- Un bouton "Avancer" pour avancer dans la direction actuelle<text:span text:style-name="T8"> *</text:span></text:p>
      <text:p text:style-name="P7">- Un bouton "Reculer" pour aller dans la direction inverse.<text:span text:style-name="T8"> *</text:span></text:p>
      <text:p text:style-name="P7"/>
      <text:p text:style-name="P12">* Le joueur peut utiliser le clavier pour effectuer ces actions (on utilisera le module "keyboard", qui sera alors un prérequis pour jouer):</text:p>
      <text:p text:style-name="P12">Q ou D : Changer l'orientation du personnage (Q : <text:span text:style-name="T9">gauche</text:span>, D : <text:span text:style-name="T9">droite</text:span>)</text:p>
      <text:p text:style-name="P11">Flèches directionelles <text:span text:style-name="T12">gauche</text:span> et <text:span text:style-name="T12">droite</text:span> : Déplacer le personnage dans l'orientation actuelle (Flèche <text:span text:style-name="T11">gauche</text:span> : Avancer, Flèche <text:span text:style-name="T11">droite</text:span> : Reculer)</text:p>
      <text:p text:style-name="P7"/>
      <text:p text:style-name="P7">- Un sous menu "Difficulté" qui contiendra :</text:p>
      <text:p text:style-name="P7"><text:soft-page-break/>- Un bouton "Augmenter le temps d'1 minute". Au bout de 2 clics sur le bouton, celui-cit se désactive. </text:p>
      <text:p text:style-name="P7"/>
      <text:p text:style-name="P7">- Un bouton "Réduire le temps d'1 minute".<text:span text:style-name="T4"> Si le joueur a augmenté le temps au maximum, cliquer sur ce bouton permet de réactiver le bouton d'augmentation du temps. Cependant, le joueur ne peut pas avoir moins d'1 minute de temps de jeu.</text:span></text:p>
      <text:p text:style-name="P7"/>
      <text:p text:style-name="P8">Une classe Héros qui contiendra tous les attributs du personnages et les méthodes qui s'appliquent dessus comme :</text:p>
      <text:p text:style-name="P8"/>
      <text:p text:style-name="P8">- Le nombre de pixels de déplacement</text:p>
      <text:p text:style-name="P8">- La position de départ</text:p>
      <text:p text:style-name="P8">- Les méthodes "avancer" et "reculer"</text:p>
      <text:p text:style-name="P8">- L'image du héros</text:p>
      <text:p text:style-name="P8"/>
      <text:p text:style-name="P9">Une classe GameOver qui affichera :</text:p>
      <text:p text:style-name="P9">- La fenêtre de Game Over<text:span text:style-name="T7">, un bouton permettant de fermer celle-cit et un autre pour recommencer la partie.</text:span></text:p>
      <text:p text:style-name="P9"/>
      <text:p text:style-name="P10">Une classe Boules qui construira 4 boules et peut-être une 5ème si la dernière a été mangée. Elle contiendra :</text:p>
      <text:p text:style-name="P10"/>
      <text:p text:style-name="P10">- La position des boules sur le plateau de jeu. </text:p>
      <text:p text:style-name="P10">- Une méthode "effacer" qui effacera une instance de Boules si jamais le joueur s'arrête sur celle-cit.</text:p>
      <text:p text:style-name="P10"/>
      <text:p text:style-name="P13">Une classe Temps qui définira le temps de jeu. Celle-cit contiendra :</text:p>
      <text:p text:style-name="P13">- la méthode "augmenter" pour augmenter le temps de jeu d'1 minute</text:p>
      <text:p text:style-name="P13">- la méthode "reduire" pour réduire le temps de jeu d'1 minute</text:p>
      <text:p text:style-name="P10"/>
      <text:p text:style-name="P10"/>
      <text:p text:style-name="P10">Une classe Application qui créera un canevas (le plateau de jeu) et qui instanciera toutes les autres classes sauf GameOver (qui ne s'instanciera que si le temps s'est écoulé).</text:p>
      <text:p text:style-name="P10"/>
      <text:p text:style-name="P10"/>
      <text:p text:style-name="P7"/>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05T18:46:04.900000000</meta:creation-date>
    <dc:date>2022-10-12T16:04:41.975000000</dc:date>
    <meta:editing-duration>PT1H35M58S</meta:editing-duration>
    <meta:editing-cycles>19</meta:editing-cycles>
    <meta:generator>LibreOffice/7.3.3.2$Windows_X86_64 LibreOffice_project/d1d0ea68f081ee2800a922cac8f79445e4603348</meta:generator>
    <meta:document-statistic meta:table-count="0" meta:image-count="0" meta:object-count="0" meta:page-count="2" meta:paragraph-count="33" meta:word-count="519" meta:character-count="2971" meta:non-whitespace-character-count="2479"/>
  </office:meta>
</office:document-meta>
</file>